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background-color="#ff0000"/>
    </style:style>
    <style:style style:name="P6" style:family="paragraph" style:parent-style-name="Standard">
      <style:text-properties fo:background-color="transparent"/>
    </style:style>
    <style:style style:name="P7" style:family="paragraph" style:parent-style-name="Standard">
      <style:text-properties fo:font-weight="bold" style:font-weight-asian="bold" style:font-weight-complex="bold"/>
    </style:style>
    <style:style style:name="P8" style:family="paragraph" style:parent-style-name="Standard" style:list-style-name="L1">
      <style:text-properties fo:font-weight="bold" style:font-weight-asian="bold" style:font-weight-complex="bold"/>
    </style:style>
    <style:style style:name="P9" style:family="paragraph" style:parent-style-name="Standard">
      <style:text-properties fo:font-weight="bold" fo:background-color="transparent" style:font-weight-asian="bold" style:font-weight-complex="bold"/>
    </style:style>
    <style:style style:name="P10" style:family="paragraph" style:parent-style-name="Standard">
      <style:text-properties fo:font-weight="normal" fo:background-color="transparent" style:font-weight-asian="normal" style:font-weight-complex="normal"/>
    </style:style>
    <style:style style:name="P11" style:family="paragraph" style:parent-style-name="Standard" style:list-style-name="L1"/>
    <style:style style:name="P12" style:family="paragraph" style:parent-style-name="Standard">
      <style:paragraph-properties fo:text-align="center" style:justify-single-word="false"/>
    </style:style>
    <style:style style:name="P13" style:family="paragraph" style:parent-style-name="Standard">
      <style:text-properties fo:background-color="#ffff00"/>
    </style:style>
    <style:style style:name="P14" style:family="paragraph" style:parent-style-name="Standard">
      <style:text-properties fo:background-color="#ff00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tyle="italic" style:font-style-asian="italic" style:font-style-complex="italic"/>
    </style:style>
    <style:style style:name="T5" style:family="text">
      <style:text-properties style:font-weight-asian="bold"/>
    </style:style>
    <style:style style:name="T6" style:family="text">
      <style:text-properties style:font-weight-complex="bold"/>
    </style:style>
    <style:style style:name="T7" style:family="text">
      <style:text-properties fo:font-style="normal" style:font-style-asian="normal" style:font-style-complex="normal"/>
    </style:style>
    <style:style style:name="T8" style:family="text">
      <style:text-properties fo:background-color="#ff0000"/>
    </style:style>
    <style:style style:name="T9" style:family="text">
      <style:text-properties fo:font-weight="normal" style:font-weight-asian="normal" style:font-weight-complex="normal"/>
    </style:style>
    <style:style style:name="T10" style:family="text">
      <style:text-properties fo:font-weight="normal" fo:background-color="transparent" style:font-weight-asian="normal" style:font-weight-complex="normal"/>
    </style:style>
    <style:style style:name="T11" style:family="text">
      <style:text-properties fo:background-color="transparent"/>
    </style:style>
    <style:style style:name="T12" style:family="text">
      <style:text-properties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e Federal do Paraná<text:line-break/>Departamento de Informática - Bacharelado em Ciência da Computação<text:line-break/>Prof. Elias P. Duarte Jr.</text:p>
      <text:p text:style-name="P3"/>
      <text:p text:style-name="P3">Trabalho Prático de Redes de Computadores II - Turma 2010/1</text:p>
      <text:p text:style-name="P3">Calculadora Remota Tolerante a Falhas</text:p>
      <text:p text:style-name="P3"/>
      <text:p text:style-name="P3">Diego Pasqualim – GRR</text:p>
      <text:p text:style-name="P3">Daniel Kossmann Ferraz - GRR20064459</text:p>
      <text:p text:style-name="P1"><text:line-break/><text:span text:style-name="T2">Arquivos</text:span></text:p>
      <text:p text:style-name="P2">Arquivos de configuração</text:p>
      <text:p text:style-name="P2">- serverlist.txt</text:p>
      <text:p text:style-name="Standard">Contém a lista dos servidores multicast utilizados, no formato:</text:p>
      <text:p text:style-name="Standard">[# Comentário]</text:p>
      <text:p text:style-name="P4">&lt;ID&gt; &lt;HOSTNAME&gt; &lt;PORT&gt;</text:p>
      <text:p text:style-name="P2">- mcast.conf</text:p>
      <text:p text:style-name="Standard">Contém as configurações utilizadas no multicast.<text:line-break/></text:p>
      <text:p text:style-name="P2">Arquivos principais</text:p>
      <text:p text:style-name="P2">- client.py</text:p>
      <text:p text:style-name="Standard">Arquivo para executar o cliente.<text:line-break/>Uso: <text:span text:style-name="T4">$ ./client.py<text:line-break/><text:line-break/></text:span><text:span text:style-name="T7">Formato das expressões aritméticas aceitas, em expressão regular: ^[0-9\.()\+\-\/\*]*$<text:line-break/>Ex: 4+5; 5/0<text:line-break/>O servidor detecta erro de sintaxe e divisão por zero e retorna mensagem apropriada ao cliente.</text:span></text:p>
      <text:p text:style-name="P2">- server.py</text:p>
      <text:p text:style-name="Standard">Arquivo que inicia um servidor.<text:line-break/>Uso: <text:span text:style-name="T4">$ ./server.py ID_DO_SERVIDOR serverlist.txt</text:span></text:p>
      <text:p text:style-name="Standard"><text:span text:style-name="T7">O arquivo serverlist.txt deve possuir um servidor listado com o id ID_DO_SERVIDOR e hostname igual ao hostname do servidor que está sendo lançado.</text:span><text:line-break/><text:span text:style-name="T2">- mcast.py</text:span></text:p>
      <text:p text:style-name="Standard">API para a utilização do multicast.</text:p>
      <text:p text:style-name="P2">- mcastservice.py</text:p>
      <text:p text:style-name="Standard">API para criação de um serviço de troca de mensagens multicast/UDP. Nesse contexto um servidor é o que recebe uma mensagem via multicast e retorna uma resposta direta via UDP, ao passo que cliente envia uma mensagem multicast e aguarda uma resposta em um canal UDP único.</text:p>
      <text:p text:style-name="Standard"><text:span text:style-name="T2">- udp.py</text:span><text:line-break/>API para o uso do protocolo UDP.<text:line-break/><text:span text:style-name="T2">- misc.py<text:line-break/></text:span><text:span text:style-name="T9">Classes e métodos gerais, que não se enquadravam nos outros arquivos, como: leitura do arquivo de configuração, temporizador (executa um método de acordo com um determinado intervalo de tempo), classe que define um servidor e uma requisição, entre outros. <text:line-break/></text:span><text:line-break/><text:span text:style-name="T2">Arquivos de log</text:span></text:p>
      <text:list xml:id="list297387368" text:style-name="L1">
        <text:list-item>
          <text:p text:style-name="P8">mcast.log: M<text:span text:style-name="T9">ensagens gerais do programa, geradas em qualquer classe por qualquer servidor/cliente.</text:span></text:p>
        </text:list-item>
        <text:list-item>
          <text:p text:style-name="P11"><text:span text:style-name="T2">serverX.log (X sendo o ID do servidor): </text:span>Contém o debug de todos os eventos recebidos e enviados pelo servidor em específico.</text:p>
          <text:p text:style-name="P11"><text:span text:style-name="T2"/></text:p>
          <text:p text:style-name="P11"><text:span text:style-name="T2"><text:s/></text:span></text:p>
        </text:list-item>
      </text:list>
      <text:p text:style-name="P1"><text:soft-page-break/><text:span text:style-name="T2">Funcionamento Geral</text:span></text:p>
      <text:p text:style-name="P2"><text:line-break/>Método de eleição do servidor para resposta</text:p>
      <text:p text:style-name="Standard">É escolhido sempre o servidor com o menor ID para enviar a resposta ao cliente. Quando os servidores recebem uma requisição do cliente, eles a adicionam em um vetor e verificam se, dentro de um outro vetor de servidores ativos, são o de menor ID, se sim enviam a resposta ao cliente e notificam os outros servidores que a resposta foi enviada. Se não, eles esperam receber uma confirmação de envio de resposta por outro servidor, até dar o tempo de timeout. Isso acontecendo, cada um verifica novamente se é o servidor de menor ID e o ciclo se repete até algum servidor enviar uma resposta ou dar timeout no cliente. Desta maneira é prevenido erros por um “efeito cascata”, onde um servidor vai morrendo atrás do outro.</text:p>
      <text:p text:style-name="Standard"/>
      <text:p text:style-name="P13">Acho melhor usar a palavra lista ao invés de vetor, que é menos técnica e mais realista, visto que em python é lista e não vetor. Fora isso ficou confuso quando você diz no plural que ELES enviam a resposta. Na verdade é só um servidor que envia a resposta. Além disso nenhum servidor “morre”, isso dá a impressão de que o programa deu pau.</text:p>
      <text:p text:style-name="Standard"><text:line-break/><text:line-break/><text:span text:style-name="T2">Tolerância a falhas</text:span></text:p>
      <text:p text:style-name="Standard">Ao todo são utilizados 4 “tempos” no sistema:<text:line-break/><text:span text:style-name="T2">- tout_heartbeat</text:span><text:line-break/>O heartbeat do servidor é enviado de acordo com este intervalo.<text:line-break/>Seu valor é definido como: <text:s/>2 segundos<text:line-break/><text:span text:style-name="T2">- tout_dead</text:span><text:line-break/>Se um servidor qualquer não enviar um heartbeat nesse intervalo de tempo , ele é marcado como "morto".</text:p>
      <text:p text:style-name="Standard">Seu valor é definido como: 2*tout_heartbeat<text:line-break/><text:span text:style-name="T2">- tout_retrans</text:span><text:line-break/>Timeout para verificar se uma requisição foi de fato enviada e decidir quem será o novo servidor a tentar enviá-la.<text:line-break/>Seu valor é definido como: tout_dead+1<text:line-break/><text:span text:style-name="T2">- udp_client_timeout</text:span><text:line-break/><text:span text:style-name="T11">Este timeout define quanto tempo um cliente aguarda até assumir que não irá obter resposta de sua requisição.</text:span><text:line-break/>Seu valor é definido como: 10.0 segundos<text:line-break/><text:line-break/>Quando o usuário envia o sinal de [Ctrl+c] para o servidor, o mesmo envia uma mensagem de saída para todos os outros servidores, para que todos saibam que ele não estará mais na ativa. Caso um servidor for terminado de uma outra maneira, por um kill por exemplo, os outros ficarão sabendo da sua saída quando o tempo de timeout da atualização da lista de servidores ativos chegar e for verificado que tal servidor não enviou seu heartbeat. O envio de sinal da saída de um servidor foi implementado para que os outros servidores não precisassem esperar chegar o timeout para saberem a morte do mesmo, tornando todo o processo um pouco mais rápido.<text:line-break/>Outro caso de falha interessante é caso os servidores forem morrendo em cascata, que foi detalhado no item anterior.</text:p>
      <text:p text:style-name="P13">Não entendi</text:p>
      <text:p text:style-name="Standard"><text:s/><text:line-break/><text:span text:style-name="T2">Comunicação entre os processos</text:span><text:line-break/>Para fazer a comunicação entre os servidores e o cliente, o seguinte formato de mensagens foi utilizado:<text:line-break/><text:line-break/><text:span text:style-name="T4">Mensagens em outros formatos são descartados, para que não haja interferências durante a </text:span><text:soft-page-break/><text:span text:style-name="T4">execução do sistema.</text:span><text:line-break/><text:line-break/>O cliente comunica-se com os servidores via multicast,<text:span text:style-name="T8"> e os servidores entre <text:s/>si via UDP ou MULTICAST? </text:span><text:span text:style-name="T12">multicast</text:span></text:p>
      <text:p text:style-name="Standard">O servidor envia resposta para o cliente utilizando udp.</text:p>
      <text:p text:style-name="Standard"><text:line-break/></text:p>
      <text:p text:style-name="Standard"/>
      <text:p text:style-name="Standard"><text:span text:style-name="T2">Logs</text:span><text:line-break/>Todas as mensagens de debug são armazenadas em arquivos de logs para uma possível análise do comportamento do sistema caso ele apresente um funcionamento não esperado.<text:line-break/>Cada servidor possui seu próprio .log.</text:p>
      <text:p text:style-name="P5"/>
      <text:p text:style-name="P5">mostrar exemplos de mensagens que os servidores exibem</text:p>
      <text:p text:style-name="P6">May 29 103711 2010: Server-4 HeartBeatReceived:2 </text:p>
      <text:p text:style-name="P6">May 29 103711 2010: Server-4 MissingHeartBeat:3 </text:p>
      <text:p text:style-name="P6">May 29 103712 2010: Server-4 Servidor 2 desconectou</text:p>
      <text:p text:style-name="P5"/>
      <text:p text:style-name="P5">O QUE TEM NO MCAST.LOG? <text:span text:style-name="T12">Por enquanto nada de importante, nem sei se vai passar a ter. Mas a ideia era que as outras classes, não tão cruciais ao sistema e de mais baixo nível escrevessem lá, tipo a UDP, o SERVER, o TIMEOUT, etc.</text:span><text:line-break/></text:p>
      <text:p text:style-name="P5"><text:line-break/><text:span text:style-name="T3">Exemplos de funcionamento do programa<text:line-break/></text:span></text:p>
      <text:p text:style-name="P9">Cliente</text:p>
      <text:p text:style-name="P10">$ ./client.py </text:p>
      <text:p text:style-name="P10">ctrl+c para sair. </text:p>
      <text:p text:style-name="P10">&gt; 40+4 </text:p>
      <text:p text:style-name="P10">Server1 (50000, 'macalan.c3sl.ufpr.br'): 44 </text:p>
      <text:p text:style-name="P10">&gt; 40.5/8 </text:p>
      <text:p text:style-name="P5"><text:span text:style-name="T10">Sem resposta (timeout estourou)<text:line-break/><text:line-break/><text:line-break/><text:line-break/></text:span>OUTROS<text:line-break/>precisa dizer sobre as threads?</text:p>
      <text:p text:style-name="P13">Comenta que cada requisição é tratada em uma thread diferente. E no exemplo de cima mostra o que o que o servidor imprimou na tela quando recebeu as mensage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ssmann </meta:initial-creator>
    <meta:creation-date>2010-05-29T10:14:11</meta:creation-date>
    <dc:date>2010-05-29T14:27:07</dc:date>
    <dc:creator>diego </dc:creator>
    <meta:editing-duration>PT01H24M29S</meta:editing-duration>
    <meta:editing-cycles>23</meta:editing-cycles>
    <meta:generator>OpenOffice.org/3.2$Linux OpenOffice.org_project/320m12$Build-9483</meta:generator>
    <meta:document-statistic meta:table-count="0" meta:image-count="0" meta:object-count="0" meta:page-count="3" meta:paragraph-count="52" meta:word-count="971" meta:character-count="5900"/>
  </office:meta>
</office:document-meta>
</file>